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c3b" officeooo:paragraph-rsid="00042c3b"/>
    </style:style>
    <style:style style:name="P2" style:family="paragraph" style:parent-style-name="Standard">
      <style:text-properties officeooo:rsid="00042c3b" officeooo:paragraph-rsid="00083a05"/>
    </style:style>
    <style:style style:name="P3" style:family="paragraph" style:parent-style-name="Standard">
      <style:text-properties officeooo:rsid="0004d686" officeooo:paragraph-rsid="0004d686"/>
    </style:style>
    <style:style style:name="T1" style:family="text">
      <style:text-properties officeooo:rsid="0004d686"/>
    </style:style>
    <style:style style:name="T2" style:family="text">
      <style:text-properties officeooo:rsid="0006d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</text:p>
      <text:p text:style-name="P1">------------------</text:p>
      <text:p text:style-name="P1">Variables<text:line-break/>--------<text:line-break/>-T Vector<text:line-break/><text:line-break/>Methods<text:line-break/>--------things a good set includes<text:line-break/>+list()</text:p>
      <text:p text:style-name="P2">+add()</text:p>
      <text:p text:style-name="P2">+<text:span text:style-name="T1">membership</text:span>()</text:p>
      <text:p text:style-name="P1">+remove()<text:line-break/>+<text:span text:style-name="T1">subset</text:span>()</text:p>
      <text:p text:style-name="P3">+cardinality<text:span text:style-name="T2">()</text:span></text:p>
      <text:p text:style-name="P1">+=<text:line-break/>+==()</text:p>
      <text:p text:style-name="P3">+/</text:p>
      <text:p text:style-name="P3">+ +</text:p>
      <text:p text:style-name="P3">+ -</text:p>
      <text:p text:style-name="P1">+<text:span text:style-name="T1">union(T,T)</text:span></text:p>
      <text:p text:style-name="P3">+<text:span text:style-name="T2">intersection</text:span>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3:06:30.656866982</meta:creation-date>
    <dc:date>2019-03-26T17:44:01.076157706</dc:date>
    <meta:editing-duration>PT3H16M50S</meta:editing-duration>
    <meta:editing-cycles>1</meta:editing-cycles>
    <meta:document-statistic meta:table-count="0" meta:image-count="0" meta:object-count="0" meta:page-count="1" meta:paragraph-count="13" meta:word-count="28" meta:character-count="195" meta:non-whitespace-character-count="180"/>
    <meta:generator>LibreOffice/6.1.5.2$Linux_X86_64 LibreOffice_project/10$Build-2</meta:generator>
  </office:meta>
</office:document-meta>
</file>